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Neue-Light" svg:font-family="HelveticaNeue-Light, 'Helvetica Neue Light', 'Helvetica Neue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weight="bold" officeooo:rsid="000c41e5" officeooo:paragraph-rsid="000c41e5" style:font-weight-asian="bold" style:font-weight-complex="bold"/>
    </style:style>
    <style:style style:name="P2" style:family="paragraph" style:parent-style-name="Standard">
      <style:text-properties fo:font-weight="bold" officeooo:rsid="000c41e5" officeooo:paragraph-rsid="000c41e5" style:font-weight-asian="bold" style:font-weight-complex="bold"/>
    </style:style>
    <style:style style:name="P3" style:family="paragraph" style:parent-style-name="Standard">
      <style:text-properties fo:font-weight="normal" officeooo:rsid="000c41e5" officeooo:paragraph-rsid="000c41e5" style:font-weight-asian="normal" style:font-weight-complex="normal"/>
    </style:style>
    <style:style style:name="P4" style:family="paragraph" style:parent-style-name="Text_20_body">
      <style:text-properties fo:font-weight="normal" officeooo:rsid="000c41e5" officeooo:paragraph-rsid="000c41e5" style:font-weight-asian="normal" style:font-weight-complex="normal"/>
    </style:style>
    <style:style style:name="P5" style:family="paragraph" style:parent-style-name="Standard">
      <style:text-properties fo:font-size="14pt" fo:font-weight="bold" officeooo:rsid="000c41e5" officeooo:paragraph-rsid="000c41e5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0c41e5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HelveticaNeue-Light" fo:font-size="10.5pt" fo:letter-spacing="normal" fo:font-style="normal" fo:font-weight="normal"/>
    </style:style>
    <style:style style:name="P9" style:family="paragraph" style:parent-style-name="Standard">
      <style:text-properties fo:font-weight="bold" officeooo:rsid="000e2f24" officeooo:paragraph-rsid="000e2f24" style:font-weight-asian="bold" style:font-weight-complex="bold"/>
    </style:style>
    <style:style style:name="P10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HelveticaNeue-Light" fo:font-size="10.5pt" fo:letter-spacing="normal" fo:font-style="normal" fo:font-weight="normal"/>
    </style:style>
    <style:style style:name="P13" style:family="paragraph" style:parent-style-name="Text_20_body">
      <style:text-properties fo:font-weight="bold" officeooo:rsid="000e2f24" officeooo:paragraph-rsid="000e2f24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text-underline-style="solid" style:text-underline-width="auto" style:text-underline-color="font-color"/>
    </style:style>
    <style:style style:name="T1" style:family="text">
      <style:text-properties fo:language="en" fo:country="US"/>
    </style:style>
    <style:style style:name="T2" style:family="text">
      <style:text-properties fo:font-weight="normal"/>
    </style:style>
    <style:style style:name="T3" style:family="text">
      <style:text-properties fo:font-variant="normal" fo:text-transform="none" fo:color="#000000" loext:opacity="100%" style:font-name="HelveticaNeue-Light" fo:font-size="10.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HelveticaNeue-Light" fo:font-size="10.5pt" fo:letter-spacing="normal" fo:language="en" fo:country="US" fo:font-style="normal" fo:font-weight="normal"/>
    </style:style>
    <style:style style:name="T5" style:family="text">
      <style:text-properties fo:font-variant="normal" fo:text-transform="none" fo:color="#000000" loext:opacity="100%" style:font-name="HelveticaNeue-Light" fo:letter-spacing="normal" fo:language="en" fo:country="US" fo:font-style="normal"/>
    </style:style>
    <style:style style:name="T6" style:family="text">
      <style:text-properties fo:font-variant="normal" fo:text-transform="none" fo:color="#000000" loext:opacity="100%" style:font-name="HelveticaNeue-Light" fo:letter-spacing="normal" fo:font-style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ISTORIA DEL SOFTWARE LIBRE</text:p>
      <text:p text:style-name="P2"/>
      <text:h text:style-name="P1" text:outline-level="4"><text:span text:style-name="T5">Software </text:span><text:span text:style-name="T6">libre. Licencia </text:span><text:span text:style-name="T5">GNU</text:span></text:h>
      <text:p text:style-name="P3"/>
      <text:p text:style-name="P4"><text:span text:style-name="Strong_20_Emphasis"><text:span text:style-name="T3">Un </text:span></text:span><text:span text:style-name="Strong_20_Emphasis"><text:span text:style-name="T4">software </text:span></text:span><text:span text:style-name="Strong_20_Emphasis"><text:span text:style-name="T3">puede ser gratis y libre, pero gratis no implica libre.</text:span></text:span></text:p>
      <text:p text:style-name="P6"><text:span text:style-name="T3">El concepto de </text:span><text:span text:style-name="T4">software </text:span><text:span text:style-name="Strong_20_Emphasis"><text:span text:style-name="T3">libre</text:span></text:span><text:span text:style-name="T3"> es mucho más importante que gratis. En 1985, </text:span><text:span text:style-name="Strong_20_Emphasis"><text:span text:style-name="T4">Richard Stallman</text:span></text:span><text:span text:style-name="T3"> crea el movimiento de software libre, creándose la </text:span><text:span text:style-name="Strong_20_Emphasis"><text:span text:style-name="T4">Free Software Foundation</text:span></text:span><text:span text:style-name="T3">.</text:span></text:p>
      <text:p text:style-name="P8"/>
      <text:p text:style-name="P8">El <text:span text:style-name="T1">software </text:span>libre proporciona al usuario las <text:span text:style-name="Strong_20_Emphasis"><text:span text:style-name="T2">cuatro libertades</text:span></text:span> siguientes, es decir, autoriza para:</text:p>
      <text:list text:style-name="L1">
        <text:list-item>
          <text:p text:style-name="P10"><text:span text:style-name="Strong_20_Emphasis"><text:span text:style-name="T3">Utilizar</text:span></text:span><text:span text:style-name="T3"> el programa para cualquier propósito.</text:span></text:p>
        </text:list-item>
        <text:list-item>
          <text:p text:style-name="P10"><text:span text:style-name="Strong_20_Emphasis"><text:span text:style-name="T3">Estudiar</text:span></text:span><text:span text:style-name="T3"> </text:span><text:span text:style-name="Strong_20_Emphasis"><text:span text:style-name="T3">cómo funciona</text:span></text:span><text:span text:style-name="T3"> el programa y adaptarlo a tus necesidades. Para ello, debe proporcionarse el </text:span><text:span text:style-name="Strong_20_Emphasis"><text:span text:style-name="T3">código fuente</text:span></text:span><text:span text:style-name="T3">, directa o indirectamente, pero siempre de forma fácil y asequible.</text:span></text:p>
        </text:list-item>
        <text:list-item>
          <text:p text:style-name="P10"><text:span text:style-name="Strong_20_Emphasis"><text:span text:style-name="T3">Distribuir</text:span></text:span><text:span text:style-name="T3"> copias.</text:span></text:p>
        </text:list-item>
        <text:list-item>
          <text:p text:style-name="P10"><text:span text:style-name="Strong_20_Emphasis"><text:span text:style-name="T3">Mejorar</text:span></text:span><text:span text:style-name="T3"> el programa y </text:span><text:span text:style-name="Strong_20_Emphasis"><text:span text:style-name="T3">hacer públicas las mejoras</text:span></text:span><text:span text:style-name="T3"> a los demás.</text:span></text:p>
        </text:list-item>
      </text:list>
      <text:p text:style-name="Text_20_body"><text:line-break/><text:span text:style-name="T3">En el momento que no se cumpla una de las cuatro libertades el software no es libre, por lo que es privativo.</text:span></text:p>
      <text:p text:style-name="P7"><text:span text:style-name="T3">Debido a estas libertades en el </text:span><text:span text:style-name="T4">software </text:span><text:span text:style-name="T3">libre hay muchas versiones de Linux, ya que cualquier empresa o programador puede hacer su distribución, realizando unos cambios en cualquier distribución. La colaboración entre distintos desarrolladores de </text:span><text:span text:style-name="T4">software</text:span><text:span text:style-name="T3"> hace que la idea de </text:span><text:span text:style-name="T4">software </text:span><text:span text:style-name="T3">libre sea tan potente.</text:span></text:p>
      <text:p text:style-name="P7"><text:span text:style-name="T3"><text:line-break/>Ha sido habitual ver a la venta CDs de distribuciones Linux. Es legal, por el coste de la distribución, o por un soporte técnico adicional, o por unos manuales impresos. Es más, incluso el </text:span><text:span text:style-name="T4">software</text:span><text:span text:style-name="T3"> libre se podría distribuir comercialmente. </text:span><text:span text:style-name="Strong_20_Emphasis"><text:span text:style-name="T3">En el concepto “</text:span></text:span><text:span text:style-name="Strong_20_Emphasis"><text:span text:style-name="T4">software </text:span></text:span><text:span text:style-name="Strong_20_Emphasis"><text:span text:style-name="T3">libre” no se habla nada de "gratuidad"</text:span></text:span><text:span text:style-name="T3">.</text:span></text:p>
      <text:p text:style-name="P6"/>
      <text:p text:style-name="P6"><text:span text:style-name="T3">Un tipo de licencia libre, muy utilizado hoy día es la </text:span><text:span text:style-name="Strong_20_Emphasis"><text:span text:style-name="T3">licencia GNU-</text:span></text:span><text:span text:style-name="Strong_20_Emphasis"><text:span text:style-name="T4">,</text:span></text:span><text:span text:style-name="T3"> que trata de proteger al autor. ¿De qué forma? Cualquier modificación se debe distribuir de nuevo con licencia GNU-GPL, y citando la fuente original. Así, se evita que otros autores se apropien de un trabajo libre.</text:span></text:p>
      <text:p text:style-name="Text_20_body"/>
      <text:p text:style-name="P9">CopyLeft</text:p>
      <text:p text:style-name="P9"/>
      <text:p text:style-name="P13"><text:span text:style-name="T3">El mundo libre también ha creado sus propios derechos para protección de autores, a través de </text:span><text:span text:style-name="Strong_20_Emphasis"><text:span text:style-name="T4">copyleft</text:span></text:span><text:span text:style-name="T3">.</text:span></text:p>
      <text:p text:style-name="P6"><text:span text:style-name="T3">Frente al </text:span><text:span text:style-name="T4">software </text:span><text:span text:style-name="T3">privativo, que se registra en la Ley de Propiedad Intelectual a través del </text:span><text:span text:style-name="Strong_20_Emphasis"><text:span text:style-name="T4">copyright</text:span></text:span><text:span text:style-name="T3">, en el </text:span><text:span text:style-name="T4">software </text:span><text:span text:style-name="T3">libre se establece el </text:span><text:span text:style-name="T4">copyleft</text:span><text:span text:style-name="T3">.</text:span></text:p>
      <text:p text:style-name="P6"><text:span text:style-name="T3"/></text:p>
      <text:p text:style-name="P6"><text:span text:style-name="T3">El objetivo de </text:span><text:span text:style-name="T4">Copyleft </text:span><text:span text:style-name="T3">es asegurar las </text:span><text:span text:style-name="Strong_20_Emphasis"><text:span text:style-name="T3">licencias GPL</text:span></text:span><text:span text:style-name="T3">, que son </text:span><text:span text:style-name="Strong_20_Emphasis"><text:span text:style-name="T4">software </text:span></text:span><text:span text:style-name="Strong_20_Emphasis"><text:span text:style-name="T3">libre</text:span></text:span><text:span text:style-name="T3">, pero que</text:span><text:span text:style-name="Strong_20_Emphasis"><text:span text:style-name="T3"> al distribuirlo o modificarlo</text:span></text:span><text:span text:style-name="T3">, se obliga a </text:span><text:span text:style-name="Strong_20_Emphasis"><text:span text:style-name="T3">difundir</text:span></text:span><text:span text:style-name="T3"> quien es el </text:span><text:span text:style-name="Strong_20_Emphasis"><text:span text:style-name="T3">autor</text:span></text:span><text:span text:style-name="T3"> del </text:span><text:span text:style-name="T4">software</text:span><text:span text:style-name="T3">.</text:span></text:p>
      <text:p text:style-name="P8"><text:soft-page-break/>En Internet es muy fácil encontrar manuales de informática con licencia <text:span text:style-name="T1">copyleft</text:span>.</text:p>
      <text:p text:style-name="P8"/>
      <text:p text:style-name="P6"><text:span text:style-name="T3">La letra C normal refleja que hay </text:span><text:span text:style-name="Strong_20_Emphasis"><text:span text:style-name="T4">copyright</text:span></text:span><text:span text:style-name="T3">, así que la obra es privada y no se puede copiar.</text:span></text:p>
      <text:p text:style-name="P14"><text:span text:style-name="T3"/></text:p>
      <text:p text:style-name="P6"><text:span text:style-name="T3">La letra C invertida, refleja que hay </text:span><text:span text:style-name="Strong_20_Emphasis"><text:span text:style-name="T4">copyleft</text:span></text:span><text:span text:style-name="T4"> </text:span><text:span text:style-name="T3">y la obra es libre, se puede copiar o reutilizar, pero </text:span><text:span text:style-name="Strong_20_Emphasis"><text:span text:style-name="T3">nombrando siempre al autor</text:span></text:span><text:span text:style-name="T3"> </text:span><text:span text:style-name="Strong_20_Emphasis"><text:span text:style-name="T3">y volviendo a difundir la obra modificada de forma libre.</text:span>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Neue-Light" svg:font-family="HelveticaNeue-Light, 'Helvetica Neue Light', 'Helvetica Neue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3:21:13.561405044</meta:creation-date>
    <dc:date>2025-09-30T13:27:52.748023553</dc:date>
    <meta:editing-duration>PT4M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20" meta:word-count="414" meta:character-count="2500" meta:non-whitespace-character-count="2108"/>
  </office:meta>
</office:document-meta>
</file>